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ES" officeooo:rsid="000a258d" officeooo:paragraph-rsid="000a258d"/>
    </style:style>
    <style:style style:name="P2" style:family="paragraph" style:parent-style-name="Title">
      <style:text-properties fo:language="es" fo:country="ES"/>
    </style:style>
    <style:style style:name="P3" style:family="paragraph" style:parent-style-name="Title">
      <style:paragraph-properties fo:break-before="page"/>
      <style:text-properties fo:language="es" fo:country="ES" officeooo:rsid="000a258d" officeooo:paragraph-rsid="000a258d"/>
    </style:style>
    <style:style style:name="P4" style:family="paragraph" style:parent-style-name="Text_20_body">
      <style:text-properties fo:language="es" fo:country="ES"/>
    </style:style>
    <style:style style:name="P5" style:family="paragraph" style:parent-style-name="Text_20_body">
      <style:text-properties officeooo:rsid="000c55b4" officeooo:paragraph-rsid="000c55b4"/>
    </style:style>
    <style:style style:name="P6" style:family="paragraph" style:parent-style-name="Text_20_body">
      <style:paragraph-properties fo:text-align="justify" style:justify-single-word="false"/>
      <style:text-properties officeooo:rsid="000c55b4" officeooo:paragraph-rsid="000c55b4"/>
    </style:style>
    <style:style style:name="P7" style:family="paragraph" style:parent-style-name="Text_20_body">
      <style:text-properties officeooo:rsid="000d7fd1" officeooo:paragraph-rsid="000d7fd1"/>
    </style:style>
    <style:style style:name="P8" style:family="paragraph" style:parent-style-name="Heading_20_1">
      <style:text-properties fo:language="es" fo:country="ES"/>
    </style:style>
    <style:style style:name="P9" style:family="paragraph" style:parent-style-name="Heading_20_1">
      <style:text-properties fo:language="es" fo:country="ES" officeooo:rsid="000a258d" officeooo:paragraph-rsid="000ffde3"/>
    </style:style>
    <style:style style:name="P10" style:family="paragraph" style:parent-style-name="Heading_20_1">
      <style:text-properties officeooo:rsid="000c55b4" officeooo:paragraph-rsid="000c55b4"/>
    </style:style>
    <style:style style:name="T1" style:family="text">
      <style:text-properties officeooo:rsid="000a258d"/>
    </style:style>
    <style:style style:name="T2" style:family="text">
      <style:text-properties fo:language="es" fo:country="ES"/>
    </style:style>
    <style:style style:name="T3" style:family="text">
      <style:text-properties fo:language="es" fo:country="ES" officeooo:rsid="000d7fd1"/>
    </style:style>
    <style:style style:name="T4" style:family="text">
      <style:text-properties officeooo:rsid="000ffd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Instituto Tecnológico de Costa Rica</text:p>
      <text:p text:style-name="P2"><text:span text:style-name="T1">Principio de Sistemas Operativos </text:span><text:s/></text:p>
      <text:p text:style-name="P2">Prof. Erika Marín </text:p>
      <text:p text:style-name="P2"/>
      <text:p text:style-name="P2">Estudiantes:</text:p>
      <text:p text:style-name="P2">Ariana Bermúdez Venegas. </text:p>
      <text:p text:style-name="P2">2015019596</text:p>
      <text:p text:style-name="P2">Ximena Bolaños Fonseca. </text:p>
      <text:p text:style-name="P2">2015073844</text:p>
      <text:p text:style-name="P2"/>
      <text:p text:style-name="P2">Grupo #1 </text:p>
      <text:p text:style-name="P2">II Semestre </text:p>
      <text:p text:style-name="P2">18 de setiembre del 2017</text:p>
      <text:p text:style-name="P3">Documentación Primera Tarea Programada </text:p>
      <text:h text:style-name="P9" text:outline-level="1"><text:span text:style-name="T4">Introducción </text:span></text:h>
      <text:p text:style-name="P4"><text:span text:style-name="T4">El siguiente documento, consiste en la documentación sobre lo que es la primera tarea programa de principios de sistemas operativos. En donde, <text:s/>se presenta un análisis de resultados sobre lo que salió bien y mal en su desarrollo; casos de prueba en donde se representa </text:span><text:s/><text:span text:style-name="T4">que se va a utilizar para la comprobación del buen funcionamiento del programa; experiencias que consiste en que tal se vio la tarea programa; una breve investigación sobre los hilos, sus librerías y plataformas; el funcionamiento de la tarea programa y su compilación ;y por <text:s/>último las conclusiones sobre que se aprendió en la tarea programada y como se puede dar un mejoramiento para la próxima ocasión. </text:span></text:p>
      <text:h text:style-name="P8" text:outline-level="1">Análisis de Resultados del Programa </text:h>
      <text:h text:style-name="P8" text:outline-level="1">Casos de Prueba </text:h>
      <text:h text:style-name="P8" text:outline-level="1">Experiencias </text:h>
      <text:h text:style-name="P8" text:outline-level="1">Investigue </text:h>
      <text:p text:style-name="P6"><text:span text:style-name="T2">La creación de hilos y procesos en </text:span><text:span text:style-name="T3">cualquier sistema operativo de Unix,</text:span><text:span text:style-name="T2"> se realiza de una manera muy sencilla </text:span><text:span text:style-name="T3">gracias a la librería “pthead.h”. Actualmente es la librería más común para lo que son la creación de hilos en Linux. Este al ser de Unix permite su uso tanto en computadoras Mac como las que contienen Linux. Por otro lado se tiene a Windows de una manera independiente y para la programación de lo que son hilos de Windows se utiliza el API y se llamaría por medio de un “#include &lt;windows.h&gt;”. Es por ello que hay que tener mucho cuidado con la plataforma que se está utilizando para el uso de estos en C. </text:span></text:p>
      <text:h text:style-name="P8" text:outline-level="1">Compilación y Ejecución </text:h>
      <text:h text:style-name="P8" text:outline-level="1">Conclusiones </text:h>
      <text:h text:style-name="P10" text:outline-level="1">Referencias </text:h>
      <text:p text:style-name="P5"><text:a xlink:type="simple" xlink:href="http://www.um.es/earlyadopters/actividades/a3/PCD_Activity3_Session1.pdf" text:style-name="Internet_20_link" text:visited-style-name="Visited_20_Internet_20_Link">http://www.um.es/earlyadopters/actividades/a3/PCD_Activity3_Session1.pdf</text:a></text:p>
      <text:p text:style-name="P5"><text:a xlink:type="simple" xlink:href="https://www.driverlandia.com/programacion-c-avanzada-t3-uso-de-threads-en-c/" text:style-name="Internet_20_link" text:visited-style-name="Visited_20_Internet_20_Link">https://www.driverlandia.com/programacion-c-avanzada-t3-uso-de-threads-en-c/</text:a></text:p>
      <text:p text:style-name="P7"><text:soft-page-break/><text:a xlink:type="simple" xlink:href="https://stackoverflow.com/questions/2150938/can-i-get-unixs-pthread-h-to-compile-in-windows" text:style-name="Internet_20_link" text:visited-style-name="Visited_20_Internet_20_Link">https://stackoverflow.com/questions/2150938/can-i-get-unixs-pthread-h-to-compile-in-windows</text:a></text:p>
      <text:p text:style-name="P7"/>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officeooo:rsid="000a258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21:01:14.634938921</meta:creation-date>
    <dc:date>2017-09-11T21:50:03.481797598</dc:date>
    <meta:editing-duration>PT7M37S</meta:editing-duration>
    <meta:editing-cycles>2</meta:editing-cycles>
    <meta:generator>LibreOffice/5.1.6.2$Linux_X86_64 LibreOffice_project/10m0$Build-2</meta:generator>
    <meta:document-statistic meta:table-count="0" meta:image-count="0" meta:object-count="0" meta:page-count="3" meta:paragraph-count="25" meta:word-count="280" meta:character-count="1924" meta:non-whitespace-character-count="1648"/>
  </office:meta>
</office:document-meta>
</file>